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95in" svg:x="0.1768in" svg:y="0.0689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26605" calcext:value-type="float">
            <text:p>426605</text:p>
          </table:table-cell>
          <table:table-cell table:style-name="ce1" table:formula="of:=SUM([.H3:.H65])" office:value-type="float" office:value="5102" calcext:value-type="float">
            <text:p>5102</text:p>
          </table:table-cell>
          <table:table-cell table:formula="of:=[.H67]/[.G67]" office:value-type="percentage" office:value="0.0119595410274141" calcext:value-type="percentage">
            <text:p>1.20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6:33:15.058773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2-19T16:33:27.274025453</dc:date>
    <meta:editing-duration>P2DT17H51M4S</meta:editing-duration>
    <meta:editing-cycles>171</meta:editing-cycles>
    <meta:generator>LibreOffice/6.4.7.2$Linux_X86_64 LibreOffice_project/40$Build-2</meta:generator>
    <meta:document-statistic meta:table-count="2" meta:cell-count="132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